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weight="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 <text:span text:style-name="T1">algorithme</text:span> est composé d'instructions et d'opérations réalisées, dans un ordre précis, sur des données afin de produire un résultat, et souvent résoudre un problème plus ou moins complexe.<text:line-break/>Principalement utilisé en informatique, il sert aussi dans d'autres domaines comme la planification de ressources et la cryptographie.<text:line-break/>Il peut s'appliquer à des données analogiques comme dans le cas du traitement d'image.<text:line-break/>On donne souvent au néophyte l'exemple de la recette de cuisine. Les données sont les ingrédients. Le résultat est le plat préparé. Mais la recette de cuisine laisse une certaine liberté dans son exécution que ne permet pas la rigueur d'un <text:span text:style-name="T1">algorithme</text:span>.</text:p>
      <text:p text:style-name="Standard"/>
      <text:p text:style-name="Standard">a plupart des bons algorithmes fonctionnent grâce à une méthode astucieuse pour organiser les données. Nous allons étudier quatre grandes classes de <text:span text:style-name="T1">structures</text:span> de données : Les <text:span text:style-name="T1">structures</text:span> de données séquentielles (tableaux) ; Les <text:span text:style-name="T1">structures</text:span> de données linéaires (liste chaînées) ; Les arbres ; Les graphes.</text:p>
      <text:p text:style-name="Standard"/>
      <text:p text:style-name="P1">Le <text:span text:style-name="T1">type</text:span> d'une <text:span text:style-name="T1">structure de données</text:span> est déterminé par le <text:span text:style-name="T1">type</text:span> d'opération requis ou par les algorithmes qui seront appliqués.<text:line-break/>...<text:line-break/><text:span text:style-name="T1">Les types possibles sont les suivants :</text:span></text:p>
      <text:list xml:id="list2625053741" text:style-name="L1">
        <text:list-item>
          <text:p text:style-name="P5">Tableau. ... </text:p>
        </text:list-item>
        <text:list-item>
          <text:p text:style-name="P5">Pile. ... </text:p>
        </text:list-item>
        <text:list-item>
          <text:p text:style-name="P5">File. ... </text:p>
        </text:list-item>
        <text:list-item>
          <text:p text:style-name="P5">Liste chaînée. ... </text:p>
        </text:list-item>
        <text:list-item>
          <text:p text:style-name="P5">Arbre. ... </text:p>
        </text:list-item>
        <text:list-item>
          <text:p text:style-name="P5">Graphe. ... </text:p>
        </text:list-item>
        <text:list-item>
          <text:p text:style-name="P5">Trie. ... </text:p>
        </text:list-item>
        <text:list-item>
          <text:p text:style-name="P3">Table de hachage.</text:p>
        </text:list-item>
      </text:list>
      <text:p text:style-name="Standard"/>
      <text:p text:style-name="Standard"/>
      <text:p text:style-name="Standard">L'en-tête : cette partie sert à donner un nom à l'<text:span text:style-name="T1">algorithme</text:span>. Elle est précédée par le mot <text:span text:style-name="T1">Algorithme</text:span> ; La partie déclarative : dans cette partie, on déclare les <text:span text:style-name="T1">différents</text:span> objets que l'<text:span text:style-name="T1">algorithme</text:span> utilise (constantes, variables, etc.) ; Le corps de l'<text:span text:style-name="T1">algorithme</text:span> : cette partie contient les instructions de l'<text:span text:style-name="T1">algorithme</text:span>.4 déc. 2016</text:p>
      <text:p text:style-name="Standard"/>
      <text:p text:style-name="Standard"/>
      <text:p text:style-name="Standard">Les <text:span text:style-name="T1">données structurées</text:span> utilisent le schéma à l'écriture tandis que les <text:span text:style-name="T1">données</text:span> non <text:span text:style-name="T1">structurées</text:span> celui à la lecture. Les <text:span text:style-name="T1">données structurées sont</text:span> généralement stockées dans des data warehouses et les <text:span text:style-name="T1">données</text:span> non <text:span text:style-name="T1">structurées</text:span> dans des data lakes.</text:p>
      <text:p text:style-name="Standard"/>
      <text:p text:style-name="P2">Les types de contenu des variables les plus courants sont :</text:p>
      <text:list xml:id="list3822459220" text:style-name="L2">
        <text:list-item>
          <text:p text:style-name="P6">Booléen, représentant une valeur logique binaire oui ou non, ouvert ou fermé, vrai ou faux.</text:p>
        </text:list-item>
        <text:list-item>
          <text:p text:style-name="P6">Numérique, représentant un nombre quelconque.</text:p>
        </text:list-item>
        <text:list-item>
          <text:p text:style-name="P6">Caractère, représentant un caractère seul.</text:p>
        </text:list-item>
        <text:list-item>
          <text:p text:style-name="P4">Chaîne de caractères, représentant un texte de zéro, un ou plusieurs caractè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30:25.533623248</meta:creation-date>
    <meta:editing-duration>PT47M37S</meta:editing-duration>
    <meta:editing-cycles>2</meta:editing-cycles>
    <meta:generator>LibreOffice/6.4.7.2$Linux_X86_64 LibreOffice_project/40$Build-2</meta:generator>
    <dc:date>2021-10-14T10:24:31.864411701</dc:date>
    <meta:document-statistic meta:table-count="0" meta:image-count="0" meta:object-count="0" meta:page-count="1" meta:paragraph-count="18" meta:word-count="344" meta:character-count="2143" meta:non-whitespace-character-count="1822"/>
  </office:meta>
</office:document-meta>
</file>